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10" style:family="table-cell" style:parent-style-name="Default" style:data-style-name="N84">
      <style:text-properties fo:color="#c9211e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7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28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29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30" style:family="table-cell" style:parent-style-name="Default">
      <style:table-cell-properties fo:border="0.99pt solid #000000"/>
    </style:style>
    <style:style style:name="ce3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style:font-name="Liberation Sans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" style:family="text">
      <style:text-properties fo:font-size="9pt" style:font-name="Liberation Sans" style:font-relief="none" style:text-emphasize="none" style:font-style-complex="normal" style:font-style-asian="normal" style:font-size-complex="9pt" style:font-size-asian="9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 table:number-columns-repeated="3"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string" calcext:value-type="string">
            <text:p>Figma: Site struktur och wireframes för <text:s/>varje sida: homepage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office:value-type="string" calcext:value-type="string">
            <text:p><text:span text:style-name="T1">Figma: </text:span>Wireframes homepage fortsättning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office:value-type="string" calcext:value-type="string">
            <text:p><text:span text:style-name="T1">Figma: </text:span>Wireframes homepage fortsätt., product_view pop-u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office:value-type="string" calcext:value-type="string">
            <text:p><text:span text:style-name="T1">Figma: </text:span>Wireframes cart_view, cart_registration, cart_payment, cart_final view sid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office:value-type="string" calcext:value-type="string">
            <text:p><text:span text:style-name="T1">Figma: </text:span>Wireframes login_view, registration_view,my account_view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office:value-type="string" calcext:value-type="string">
            <text:p>Figma: Recepies_pg, recepies_pg_comments, add new recepy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office:value-type="string" calcext:value-type="string">
            <text:p>Figma: Articles_pg, article_pg_comments, add new article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office:value-type="string" calcext:value-type="string">
            <text:p>Figma: Forum och Live Kamera sidor, forfinin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table:style-name="ce17" office:value-type="date" office:date-value="2020-12-29" calcext:value-type="date">
            <text:p>2020-12-29</text:p>
          </table:table-cell>
          <table:table-cell office:value-type="string" calcext:value-type="string">
            <text:p>Setup project (settings, properties,libraries), git, github,et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office:value-type="string" calcext:value-type="string">
            <text:p>Koda webbsidans template enligt Figma, inkl. API init, routes, e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office:value-type="string" calcext:value-type="string">
            <text:p>Koda webbsidans template enligt Figma, inkl.global css, icons, Head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office:value-type="string" calcext:value-type="string">
            <text:p>Koda template enligt Figma: main Components, Tailwind adjustments, Logo, et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office:value-type="string" calcext:value-type="string">
            <text:p>Produkt box komponent med knappar Kóp, Gilla, ets; add reusable compone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 office:value-type="string" calcext:value-type="string">
            <text:p>WIP: produkt kort komponent, Produkt Banner karusel, stylar, små fix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produkt kort fortsättning: att göra knappar funka, animering, bugfix,et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office:value-type="string" calcext:value-type="string">
            <text:p>Skapa Footer, RecipeBanner och ExpoBanner komponenter med stylar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0" office:value-type="date" office:date-value="2021-01-06" calcext:value-type="date">
            <text:p>2021-01-06</text:p>
          </table:table-cell>
          <table:table-cell table:style-name="ce14" office:value-type="string" calcext:value-type="string">
            <text:p>WIP: “skapa konto/login”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table:style-name="ce14" office:value-type="string" calcext:value-type="string">
            <text:p>icons styles, link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table:style-name="ce14" office:value-type="string" calcext:value-type="string">
            <text:p>hitta bra cryptering bibliotek för password cryptering I brow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table:style-name="ce14" office:value-type="string" calcext:value-type="string">
            <text:p>förtsättning “skapa konto/login”: scrypto lib.,verify user input, save to db, ets.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table:style-name="ce14" office:value-type="string" calcext:value-type="string">
            <text:p>Skapa Cart baserad på återanvänd component, spara Cart till cookie, mm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table:style-name="ce23" office:value-type="string" calcext:value-type="string">
            <text:p>Varukorg komponent med Slutför köp cykel (imitation)</text:p>
          </table:table-cell>
          <table:table-cell/>
          <table:table-cell office:value-type="string" calcext:value-type="string">
            <text:p>Sprint 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table:style-name="ce1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style-name="ce1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table:style-name="ce1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table:style-name="ce23" office:value-type="string" calcext:value-type="string">
            <text:p><text:span text:style-name="T2">“Se det växa live” feature? </text:span><text:span text:style-name="T3">MVP release</text:span>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table:number-columns-repeated="5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table:style-name="ce24"/>
          <table:table-cell/>
          <table:table-cell office:value-type="string" calcext:value-type="string">
            <text:p>Sprint 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 table:number-columns-repeated="5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table:style-name="ce24"/>
          <table:table-cell/>
          <table:table-cell office:value-type="string" calcext:value-type="string">
            <text:p>Sprint 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28"/>
        <table:table-column table:style-name="co5" table:default-cell-style-name="ce38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30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26" office:value-type="string" calcext:value-type="string">
            <text:p>Date</text:p>
          </table:table-cell>
          <table:table-cell table:style-name="ce31" office:value-type="string" calcext:value-type="string">
            <text:p>Sum - Time, hours</text:p>
          </table:table-cell>
        </table:table-row>
        <table:table-row table:style-name="ro2">
          <table:table-cell table:style-name="ce27" office:value-type="date" office:date-value="2020-12-15" calcext:value-type="date">
            <text:p>2020-12-15</text:p>
          </table:table-cell>
          <table:table-cell table:style-name="ce37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39" office:value-type="float" office:value="7" calcext:value-type="float">
            <text:p>7</text:p>
          </table:table-cell>
        </table:table-row>
        <table:table-row table:style-name="ro2">
          <table:table-cell table:style-name="ce29" office:value-type="string" calcext:value-type="string">
            <text:p>Total Result</text:p>
          </table:table-cell>
          <table:table-cell table:style-name="ce44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3:00:57.601155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51.020889764</meta:creation-date>
    <dc:date>2021-01-11T13:11:27.552037257</dc:date>
    <meta:editing-duration>PT47M17S</meta:editing-duration>
    <meta:editing-cycles>8</meta:editing-cycles>
    <meta:generator>LibreOffice/6.4.6.2$Linux_X86_64 LibreOffice_project/40$Build-2</meta:generator>
    <meta:document-statistic meta:table-count="2" meta:cell-count="165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ooo:coordinate-region svg:x="1.431cm" svg:y="1.122cm" svg:width="17.466cm" svg:height="6.82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1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